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ardana" svg:font-family="vardana"/>
    <style:font-face style:name="ARial" svg:font-family="ARial" style:font-family-generic="swiss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vg:font-family="'Liberation Serif'" style:font-pitch="variable"/>
    <style:font-face style:name="vardana1" svg:font-family="vardana" style:font-pitch="variable"/>
    <style:font-face style:name="Albertus Extra Bold" svg:font-family="'Albertus Extra Bold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6cm" fo:margin-left="-0.011cm" fo:margin-top="0cm" fo:margin-bottom="0cm" table:align="left" style:writing-mode="lr-tb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style:min-row-height="0.497cm" fo:keep-together="auto"/>
    </style:style>
    <style:style style:name="Table1.A1" style:family="table-cell">
      <style:table-cell-properties style:vertical-align="middle"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e1.3" style:family="table-row">
      <style:table-row-properties style:min-row-height="0.101cm" fo:keep-together="auto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221cm" style:rel-column-width="8560*"/>
    </style:style>
    <style:style style:name="Table2.B" style:family="table-column">
      <style:table-column-properties style:column-width="11.95cm" style:rel-column-width="46067*"/>
    </style:style>
    <style:style style:name="Table2.C" style:family="table-column">
      <style:table-column-properties style:column-width="2.829cm" style:rel-column-width="10908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middle"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fo:padding="0.097cm" fo:border-left="0.5pt solid #000000" fo:border-right="none" fo:border-top="none" fo:border-bottom="0.5pt solid #000000"/>
    </style:style>
    <style:style style:name="Table2.B3" style:family="table-cell">
      <style:table-cell-properties fo:padding="0.097cm" fo:border-left="0.5pt solid #000000" fo:border-right="none" fo:border-top="none" fo:border-bottom="0.5pt solid #000000"/>
    </style:style>
    <style:style style:name="Table2.C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fo:margin-top="0cm" fo:margin-bottom="0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2" style:family="table-row">
      <style:table-row-properties style:min-row-height="0.624cm"/>
    </style:style>
    <style:style style:name="Table3.A2" style:family="table-cell">
      <style:table-cell-properties fo:padding="0.097cm" fo:border-left="0.05pt solid #000000" fo:border-right="0.05pt solid #000000" fo:border-top="none" fo:border-bottom="none"/>
    </style:style>
    <style:style style:name="Table4" style:family="table">
      <style:table-properties style:width="17cm" fo:margin-top="0.049cm" fo:margin-bottom="0.049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none" fo:border-bottom="none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95cm" table:align="left"/>
    </style:style>
    <style:style style:name="Table5.A" style:family="table-column">
      <style:table-column-properties style:column-width="3.03cm"/>
    </style:style>
    <style:style style:name="Table5.B" style:family="table-column">
      <style:table-column-properties style:column-width="13.96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fo:margin-top="0.049cm" fo:margin-bottom="0.049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style:font-name="Arial" fo:font-size="9pt" officeooo:rsid="002f92ea" officeooo:paragraph-rsid="0058400d" style:font-size-asian="9pt" style:font-size-complex="9pt"/>
    </style:style>
    <style:style style:name="P3" style:family="paragraph" style:parent-style-name="Table_20_Contents">
      <style:text-properties style:font-name="Arial" fo:font-size="9pt" officeooo:rsid="002f92ea" officeooo:paragraph-rsid="00442c30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officeooo:rsid="002f92ea" officeooo:paragraph-rsid="00479311" style:font-size-asian="9pt" style:font-size-complex="9pt"/>
    </style:style>
    <style:style style:name="P5" style:family="paragraph" style:parent-style-name="Table_20_Contents">
      <style:text-properties style:font-name="Arial" fo:font-size="9pt" officeooo:rsid="002f92ea" officeooo:paragraph-rsid="0037f377" style:font-size-asian="9pt" style:font-size-complex="9pt"/>
    </style:style>
    <style:style style:name="P6" style:family="paragraph" style:parent-style-name="Table_20_Contents">
      <style:text-properties style:font-name="Arial" fo:font-size="9pt" officeooo:rsid="00a12229" officeooo:paragraph-rsid="00a12229" style:font-size-asian="9pt" style:font-size-complex="9pt"/>
    </style:style>
    <style:style style:name="P7" style:family="paragraph" style:parent-style-name="Table_20_Contents">
      <style:text-properties style:font-name="Arial" fo:font-size="9pt" officeooo:rsid="00819e6b" officeooo:paragraph-rsid="0086462b" style:font-name-asian="Times New Roman1" style:font-size-asian="9pt" style:font-name-complex="Times New Roman1" style:font-size-complex="9pt"/>
    </style:style>
    <style:style style:name="P8" style:family="paragraph" style:parent-style-name="Table_20_Contents">
      <style:text-properties style:font-name="Arial" fo:font-size="9pt" officeooo:paragraph-rsid="0085a90b" style:font-name-asian="Times New Roman1" style:font-size-asian="9pt" style:font-name-complex="Times New Roman1" style:font-size-complex="9pt"/>
    </style:style>
    <style:style style:name="P9" style:family="paragraph" style:parent-style-name="Standard">
      <style:paragraph-properties fo:margin-top="0.423cm" fo:margin-bottom="0.212cm" loext:contextual-spacing="false" fo:line-height="100%" fo:text-align="center" style:justify-single-word="false"/>
      <style:text-properties fo:text-transform="uppercase" fo:color="#002060" style:font-name="ARial" fo:font-size="8pt" fo:language="es" fo:country="ES" fo:font-weight="bold" officeooo:paragraph-rsid="00310e2e" style:font-size-asian="8pt" style:font-weight-asian="bold" style:font-size-complex="8pt"/>
    </style:style>
    <style:style style:name="P10" style:family="paragraph" style:parent-style-name="Title">
      <style:paragraph-properties fo:line-height="100%" fo:text-align="center" style:justify-single-word="false"/>
      <style:text-properties style:font-name="ARial" officeooo:paragraph-rsid="00310e2e"/>
    </style:style>
    <style:style style:name="P11" style:family="paragraph" style:parent-style-name="Standard">
      <style:paragraph-properties fo:margin-left="0.127cm" fo:margin-right="0cm" fo:margin-top="0cm" fo:margin-bottom="0cm" loext:contextual-spacing="false" fo:line-height="100%" fo:text-indent="0cm" style:auto-text-indent="false"/>
      <style:text-properties fo:text-transform="uppercase" fo:color="#002060" style:font-name="ARial" fo:font-size="8pt" fo:language="es" fo:country="ES" fo:font-weight="bold" style:font-size-asian="8pt" style:font-weight-asian="bold" style:font-size-complex="8pt"/>
    </style:style>
    <style:style style:name="P12" style:family="paragraph" style:parent-style-name="Header">
      <style:paragraph-properties fo:text-align="start" style:justify-single-word="false"/>
    </style:style>
    <style:style style:name="P13" style:family="paragraph" style:parent-style-name="Footer">
      <style:paragraph-properties fo:text-align="end" style:justify-single-word="false"/>
      <style:text-properties fo:color="#004586" style:font-name="Verdana" fo:font-size="6pt" fo:font-weight="bold" officeooo:rsid="00310e2e" officeooo:paragraph-rsid="00310e2e" fo:background-color="transparent" style:font-name-asian="Times New Roman1" style:font-size-asian="6pt" style:font-weight-asian="bold" style:font-name-complex="Times New Roman1" style:font-size-complex="6pt" style:font-weight-complex="bold"/>
    </style:style>
    <style:style style:name="P14" style:family="paragraph" style:parent-style-name="Footer">
      <style:paragraph-properties fo:text-align="end" style:justify-single-word="false"/>
      <style:text-properties fo:color="#004586" style:font-name="ARial" fo:font-size="6pt" fo:font-weight="bold" officeooo:rsid="00310e2e" officeooo:paragraph-rsid="00310e2e" fo:background-color="transparent" style:font-name-asian="Times New Roman1" style:font-size-asian="6pt" style:font-weight-asian="bold" style:font-name-complex="Times New Roman1" style:font-size-complex="6pt" style:font-weight-complex="bold"/>
    </style:style>
    <style:style style:name="P15" style:family="paragraph" style:parent-style-name="Footer">
      <style:text-properties fo:color="#000000" style:font-name="ARial" fo:font-size="8pt" fo:font-weight="bold" officeooo:paragraph-rsid="00310e2e" style:font-name-asian="Times New Roman1" style:font-size-asian="8pt" style:font-weight-asian="bold" style:font-name-complex="Times New Roman1" style:font-size-complex="9pt" style:font-weight-complex="bold"/>
    </style:style>
    <style:style style:name="P16" style:family="paragraph" style:parent-style-name="Standard">
      <style:text-properties fo:color="#17365d" style:font-name="Arial" fo:font-size="12pt" fo:font-weight="bold" officeooo:paragraph-rsid="001ce1d2" style:font-name-asian="Times New Roman1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text-properties fo:color="#17365d" style:font-name="Arial" fo:font-size="9pt" fo:font-weight="bold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18" style:family="paragraph" style:parent-style-name="Standard">
      <style:text-properties fo:color="#17365d" style:font-name="Arial" fo:font-size="9pt" fo:font-weight="bold" officeooo:rsid="006dacdf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19" style:family="paragraph" style:parent-style-name="Standard">
      <style:text-properties style:font-name="Arial"/>
    </style:style>
    <style:style style:name="P20" style:family="paragraph" style:parent-style-name="Standard">
      <style:text-properties style:font-name="Arial" fo:font-size="9pt" officeooo:rsid="007784d4" officeooo:paragraph-rsid="007784d4" style:font-size-asian="9pt" style:font-size-complex="9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17365d" style:font-name="Arial" fo:font-size="9pt" fo:font-weight="bold" officeooo:paragraph-rsid="002c8e5c" style:font-name-asian="Times New Roman1" style:font-size-asian="9pt" style:font-weight-asian="bold" style:font-name-complex="Times New Roman1" style:font-size-complex="9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17365d" style:font-name="Arial" fo:font-size="9pt" fo:font-weight="bold" officeooo:paragraph-rsid="002c8e5c" style:font-name-asian="Times New Roman1" style:font-size-asian="9pt" style:font-weight-asian="bold" style:font-name-complex="Times New Roman1" style:font-size-complex="9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17365d" style:font-name="Arial" fo:font-size="9pt" fo:font-weight="bold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17365d" style:font-name="Arial" fo:font-size="9pt" fo:font-weight="bold" officeooo:paragraph-rsid="002fbab9" style:font-name-asian="Times New Roman1" style:font-size-asian="9pt" style:font-weight-asian="bold" style:font-name-complex="Times New Roman1" style:font-size-complex="9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17365d" style:font-name="Arial" fo:font-size="9pt" fo:font-weight="bold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17365d" style:font-name="Arial" fo:font-size="9pt" fo:font-weight="bold" officeooo:rsid="002c8e5c" officeooo:paragraph-rsid="00a99d41" style:font-name-asian="Times New Roman1" style:font-size-asian="9pt" style:font-weight-asian="bold" style:font-name-complex="Times New Roman1" style:font-size-complex="9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17365d" style:font-name="Arial" fo:font-size="7pt" fo:font-weight="bold" officeooo:rsid="002c8e5c" officeooo:paragraph-rsid="00a99d41" style:font-name-asian="Times New Roman1" style:font-size-asian="7pt" style:font-weight-asian="bold" style:font-name-complex="Times New Roman1" style:font-size-complex="9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Arial" fo:font-size="9pt" fo:font-style="normal" officeooo:paragraph-rsid="002ade15" style:font-size-asian="9pt" style:font-style-asian="normal" style:font-size-complex="9pt" style:font-style-complex="normal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Arial" fo:font-size="9pt" fo:font-style="normal" officeooo:paragraph-rsid="001ce1d2" style:font-size-asian="9pt" style:font-style-asian="normal" style:font-size-complex="9pt" style:font-style-complex="normal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Arial" fo:font-size="9pt" officeooo:paragraph-rsid="002ade15" style:font-size-asian="9pt" style:font-size-complex="9pt"/>
    </style:style>
    <style:style style:name="P31" style:family="paragraph" style:parent-style-name="Standard">
      <style:paragraph-properties fo:break-before="page"/>
      <style:text-properties fo:color="#17365d" style:font-name="Arial" fo:font-size="9pt" fo:font-weight="bold" officeooo:rsid="006dacdf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32" style:family="paragraph" style:parent-style-name="Standard">
      <style:paragraph-properties fo:margin-top="0.349cm" fo:margin-bottom="0.349cm" loext:contextual-spacing="false"/>
      <style:text-properties style:font-name="Arial" fo:font-size="12pt" officeooo:paragraph-rsid="0096602b" style:font-size-asian="12pt" style:font-size-complex="12pt"/>
    </style:style>
    <style:style style:name="P33" style:family="paragraph" style:parent-style-name="Standard">
      <style:paragraph-properties fo:margin-top="0cm" fo:margin-bottom="0cm" loext:contextual-spacing="true" style:register-true="true"/>
      <style:text-properties style:font-name="Arial" officeooo:paragraph-rsid="00b039eb"/>
    </style:style>
    <style:style style:name="P34" style:family="paragraph" style:parent-style-name="Standard" style:master-page-name="Standard">
      <style:paragraph-properties style:page-number="auto"/>
      <style:text-properties fo:color="#17365d" style:font-name="Arial" fo:font-size="9pt" fo:font-weight="bold" officeooo:paragraph-rsid="001ce1d2" style:font-name-asian="Times New Roman1" style:font-size-asian="9pt" style:font-weight-asian="bold" style:font-name-complex="Times New Roman1" style:font-size-complex="9pt" style:font-weight-complex="bold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2060" fo:font-size="6pt" style:font-size-asian="6pt" style:font-size-complex="6pt"/>
    </style:style>
    <style:style style:name="T2" style:family="text">
      <style:text-properties fo:color="#002060" fo:font-size="6pt" fo:font-weight="normal" style:font-size-asian="6pt" style:font-weight-asian="normal" style:font-size-complex="6pt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fo:color="#000000" officeooo:rsid="001e2127" style:font-name-asian="Times New Roman1" style:font-name-complex="Times New Roman1"/>
    </style:style>
    <style:style style:name="T5" style:family="text">
      <style:text-properties fo:color="#000000" officeooo:rsid="001ce1d2" style:font-name-asian="Times New Roman1" style:font-name-complex="Times New Roman1"/>
    </style:style>
    <style:style style:name="T6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075de11" style:letter-kerning="true" style:font-style-asian="normal" style:font-weight-asian="normal" style:text-emphasize="none"/>
    </style:style>
    <style:style style:name="T8" style:family="text">
      <style:text-properties fo:color="#17365d" fo:font-weight="bold" style:font-name-asian="Times New Roman1" style:font-weight-asian="bold" style:font-name-complex="Times New Roman1" style:font-weight-complex="bold"/>
    </style:style>
    <style:style style:name="T9" style:family="text">
      <style:text-properties fo:color="#17365d" fo:font-weight="bold" officeooo:rsid="0037f377" style:font-name-asian="Times New Roman1" style:font-weight-asian="bold" style:font-name-complex="Times New Roman1" style:font-weight-complex="bold"/>
    </style:style>
    <style:style style:name="T10" style:family="text">
      <style:text-properties fo:color="#17365d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T11" style:family="text">
      <style:text-properties fo:color="#17365d" fo:font-size="9pt" fo:font-weight="bold" officeooo:rsid="002b85d9" style:font-name-asian="Times New Roman1" style:font-size-asian="9pt" style:font-weight-asian="bold" style:font-name-complex="Times New Roman1" style:font-size-complex="9pt" style:font-weight-complex="bold"/>
    </style:style>
    <style:style style:name="T12" style:family="text">
      <style:text-properties fo:color="#17365d" fo:font-size="9pt" fo:font-weight="bold" officeooo:rsid="0096602b" style:font-name-asian="Times New Roman1" style:font-size-asian="9pt" style:font-weight-asian="bold" style:font-name-complex="Times New Roman1" style:font-size-complex="9pt" style:font-weight-complex="bold"/>
    </style:style>
    <style:style style:name="T13" style:family="text">
      <style:text-properties fo:color="#17365d" fo:font-size="9pt" fo:font-weight="bold" officeooo:rsid="00353364" style:font-name-asian="Times New Roman1" style:font-size-asian="9pt" style:font-weight-asian="bold" style:font-name-complex="Times New Roman1" style:font-size-complex="9pt" style:font-weight-complex="bold"/>
    </style:style>
    <style:style style:name="T14" style:family="text">
      <style:text-properties fo:color="#17365d" fo:font-size="9pt" fo:font-weight="bold" officeooo:rsid="0037f377" style:font-name-asian="Times New Roman1" style:font-size-asian="9pt" style:font-weight-asian="bold" style:font-name-complex="Times New Roman1" style:font-size-complex="9pt" style:font-weight-complex="bold"/>
    </style:style>
    <style:style style:name="T15" style:family="text">
      <style:text-properties fo:color="#17365d" fo:font-size="9pt" fo:font-weight="bold" officeooo:rsid="007ea6ed" style:font-name-asian="Times New Roman1" style:font-size-asian="9pt" style:font-weight-asian="bold" style:font-name-complex="Times New Roman1" style:font-size-complex="9pt" style:font-weight-complex="bold"/>
    </style:style>
    <style:style style:name="T16" style:family="text">
      <style:text-properties fo:color="#17365d" fo:font-size="9pt" fo:font-style="italic" fo:font-weight="bold" style:font-name-asian="Times New Roman1" style:font-size-asian="9pt" style:font-style-asian="italic" style:font-weight-asian="bold" style:font-name-complex="Times New Roman1" style:font-size-complex="9pt" style:font-weight-complex="bold"/>
    </style:style>
    <style:style style:name="T17" style:family="text">
      <style:text-properties fo:color="#17365d" fo:font-weight="normal" officeooo:rsid="0040ce69" style:font-name-asian="Times New Roman1" style:font-weight-asian="normal" style:font-name-complex="Times New Roman1" style:font-weight-complex="normal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officeooo:rsid="008550cb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vardana" fo:font-size="9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9pt" style:language-asian="zh" style:country-asian="CN" style:font-style-asian="normal" style:font-weight-asian="normal" style:font-name-complex="Droid Sans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17365d" style:text-outline="false" style:text-line-through-style="none" style:text-line-through-type="none" style:text-position="0% 100%" style:font-name="Verdana" fo:font-size="9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Times New Roman" style:font-size-asian="9pt" style:language-asian="zh" style:country-asian="CN" style:font-style-asian="normal" style:font-weight-asian="bold" style:font-name-complex="Droid Sans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164099632" text:id="ct164099632">
          <text:insertion>
            <office:change-info>
              <dc:creator>Unknown Author</dc:creator>
              <dc:date>2015-03-10T17:41:00</dc:date>
            </office:change-info>
          </text:insertion>
        </text:changed-region>
        <text:changed-region xml:id="ct155230432" text:id="ct155230432">
          <text:insertion>
            <office:change-info>
              <dc:creator>Unknown Author</dc:creator>
              <dc:date>2015-03-10T17:41:00</dc:date>
            </office:change-info>
          </text:insertion>
        </text:changed-region>
        <text:changed-region xml:id="ct146237264" text:id="ct146237264">
          <text:insertion>
            <office:change-info>
              <dc:creator>Unknown Author</dc:creator>
              <dc:date>2015-03-10T17:41:00</dc:date>
            </office:change-info>
          </text:insertion>
        </text:changed-region>
        <text:changed-region xml:id="ct149889968" text:id="ct149889968">
          <text:insertion>
            <office:change-info>
              <dc:creator>Unknown Author</dc:creator>
              <dc:date>2015-03-10T17:42:00</dc:date>
            </office:change-info>
          </text:insertion>
        </text:changed-region>
        <text:changed-region xml:id="ct177649504" text:id="ct177649504">
          <text:insertion>
            <office:change-info>
              <dc:creator>Unknown Author</dc:creator>
              <dc:date>2015-03-10T17:42:00</dc:date>
            </office:change-info>
          </text:insertion>
        </text:changed-region>
        <text:changed-region xml:id="ct84148176" text:id="ct84148176">
          <text:insertion>
            <office:change-info>
              <dc:creator>Unknown Author</dc:creator>
              <dc:date>2015-03-12T10:02:00</dc:date>
            </office:change-info>
          </text:insertion>
        </text:changed-region>
        <text:changed-region xml:id="ct160367056" text:id="ct160367056">
          <text:insertion>
            <office:change-info>
              <dc:creator>Unknown Author</dc:creator>
              <dc:date>2015-03-11T09:52:00</dc:date>
            </office:change-info>
          </text:insertion>
        </text:changed-region>
        <text:changed-region xml:id="ct146137168" text:id="ct146137168">
          <text:insertion>
            <office:change-info>
              <dc:creator>Unknown Author</dc:creator>
              <dc:date>2015-03-11T17:55:00</dc:date>
            </office:change-info>
          </text:insertion>
        </text:changed-region>
        <text:changed-region xml:id="ct146137360" text:id="ct146137360">
          <text:insertion>
            <office:change-info>
              <dc:creator>Unknown Author</dc:creator>
              <dc:date>2015-03-11T16:25:00</dc:date>
            </office:change-info>
          </text:insertion>
        </text:changed-region>
        <text:changed-region xml:id="ct65662864" text:id="ct65662864">
          <text:insertion>
            <office:change-info>
              <dc:creator>Unknown Author</dc:creator>
              <dc:date>2015-03-11T16:33:00</dc:date>
            </office:change-info>
          </text:insertion>
        </text:changed-region>
        <text:changed-region xml:id="ct80404144" text:id="ct80404144">
          <text:insertion>
            <office:change-info>
              <dc:creator>Unknown Author</dc:creator>
              <dc:date>2015-04-23T14:45:00</dc:date>
            </office:change-info>
          </text:insertion>
        </text:changed-region>
        <text:changed-region xml:id="ct79304816" text:id="ct79304816">
          <text:insertion>
            <office:change-info>
              <dc:creator>Unknown Author</dc:creator>
              <dc:date>2015-03-11T08:56:00</dc:date>
            </office:change-info>
          </text:insertion>
        </text:changed-region>
        <text:changed-region xml:id="ct181566256" text:id="ct181566256">
          <text:insertion>
            <office:change-info>
              <dc:creator>Unknown Author</dc:creator>
              <dc:date>2015-03-12T16:25:00</dc:date>
            </office:change-info>
          </text:insertion>
        </text:changed-region>
        <text:changed-region xml:id="ct776093456" text:id="ct776093456">
          <text:insertion>
            <office:change-info>
              <dc:creator>Unknown Author</dc:creator>
              <dc:date>2015-03-12T16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ANTECEDENTES</text:p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9"><text:span text:style-name="T8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8"><text:span text:style-name="T8">Proyecto-Código</text:span><text:span text:style-name="T3">: <text:s/></text:span><text:change-start text:change-id="ct164099632"/><text:span text:style-name="T5">Proyecto</text:span><text:span text:style-name="T4">['nombre']</text:span><text:change-end text:change-id="ct164099632"/><text:span text:style-name="T5"> </text:span>: <text:change-start text:change-id="ct155230432"/><text:span text:style-name="T5">Proyecto</text:span><text:span text:style-name="T4">['codigo']</text:span><text:change-end text:change-id="ct155230432"/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28"><text:span text:style-name="T8">Solicitado por</text:span><text:span text:style-name="T3">: </text:span><text:change-start text:change-id="ct146237264"/><text:span text:style-name="T4">Proyecto['persona']</text:span><text:change-end text:change-id="ct146237264"/></text:p>
          </table:table-cell>
          <table:table-cell table:style-name="Table1.A1" office:value-type="string">
            <text:p text:style-name="P28"><text:span text:style-name="T8">Fecha de Solicitud</text:span><text:span text:style-name="T3">: </text:span><text:change-start text:change-id="ct149889968"/><text:span text:style-name="T4">Proyecto['fecha_solicita']</text:span><text:change-end text:change-id="ct149889968"/></text:p>
          </table:table-cell>
        </table:table-row>
        <table:table-row table:style-name="Table1.1">
          <table:table-cell table:style-name="Table1.A1" table:number-columns-spanned="2" office:value-type="string">
            <text:p text:style-name="P30"><text:span text:style-name="T8">Fecha de entrega material</text:span><text:span text:style-name="T3">: </text:span><text:change-start text:change-id="ct177649504"/><text:span text:style-name="T4">Proyecto['fecha_entrega']</text:span><text:change-end text:change-id="ct177649504"/></text:p>
          </table:table-cell>
          <table:covered-table-cell/>
        </table:table-row>
      </table:table>
      <text:section text:style-name="Sect1" text:name="Section Matriz 1">
        <text:p text:style-name="P32"><text:change-start text:change-id="ct84148176"/><text:span text:style-name="T10"><office:annotation><dc:creator>Unknown Author</dc:creator><dc:date>2015-03-12T10:02:01</dc:date><text:list text:style-name=""><text:list-item><text:p text:style-name="P35"><text:span text:style-name="T24">do section for i in grupos</text:span></text:p></text:list-item></text:list></office:annotation></text:span><text:change-end text:change-id="ct84148176"/><text:span text:style-name="T10">REQUERIMIENTOS ANAL</text:span><text:span text:style-name="T11">Í</text:span><text:span text:style-name="T10">TICOS (</text:span><text:span text:style-name="T16">llenar una hoja por matriz</text:span><text:span text:style-name="T10">). </text:span><text:span text:style-name="T12">S</text:span><text:span text:style-name="T10">ISTEMA A MUESTREAR: </text:span><text:change-start text:change-id="ct160367056"/><text:span text:style-name="T13">Data</text:span><text:span text:style-name="T14">[i]</text:span><text:span text:style-name="T13">['matriz']</text:span><text:change-end text:change-id="ct160367056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6">Cantidad </text:p>
              <text:p text:style-name="P27">(Estaciones)</text:p>
            </table:table-cell>
            <table:table-cell table:style-name="Table2.A1" office:value-type="string">
              <text:p text:style-name="P21">Parámetros a contratar</text:p>
            </table:table-cell>
            <table:table-cell table:style-name="Table2.C1" office:value-type="string">
              <text:p text:style-name="P22">N total (n=<text:span text:style-name="T22">xx</text:span>)</text:p>
            </table:table-cell>
          </table:table-row>
          <table:table-row>
            <table:table-cell table:style-name="Table2.A2" office:value-type="string">
              <text:p text:style-name="P2"><text:change-start text:change-id="ct146137168"/>Data<text:span text:style-name="T20">[i]['datos'][j]</text:span>['<text:span text:style-name="T21">n_estaciones'</text:span>]<text:change-end text:change-id="ct146137168"/><office:annotation office:name="__Annotation__10856_1870438806"><dc:creator>Unknown Author</dc:creator><dc:date>2015-03-11T17:54:08</dc:date><text:list text:continue-numbering="true" text:style-name=""><text:list-item><text:p text:style-name="P35"><text:span text:style-name="T24">do row for j in int_n_datos[i]</text:span></text:p></text:list-item></text:list></office:annotation></text:p>
            </table:table-cell>
            <table:table-cell table:style-name="Table2.B2" office:value-type="string">
              <text:p text:style-name="P3"><text:change-start text:change-id="ct146137360"/>Data<text:span text:style-name="T20">[i]['datos'][j]</text:span>['parametro']<text:change-end text:change-id="ct146137360"/></text:p>
            </table:table-cell>
            <table:table-cell table:style-name="Table2.C2" office:value-type="string">
              <text:p text:style-name="P4"><text:change-start text:change-id="ct65662864"/>Data<text:span text:style-name="T17">[i]</text:span><text:span text:style-name="T19">['datos'][j]</text:span>['<text:span text:style-name="T21">replicas</text:span>']<text:change-end text:change-id="ct65662864"/><office:annotation-end office:name="__Annotation__10856_1870438806"/></text:p>
            </table:table-cell>
          </table:table-row>
          <table:table-row>
            <table:table-cell table:style-name="Table2.A3" office:value-type="string">
              <text:p text:style-name="P6">XXNULLXX_<text:change-start text:change-id="ct80404144"/>i<text:change-end text:change-id="ct80404144"/></text:p>
            </table:table-cell>
            <table:table-cell table:style-name="Table2.B3" office:value-type="string">
              <text:p text:style-name="P3"/>
            </table:table-cell>
            <table:table-cell table:style-name="Table2.C3" office:value-type="string">
              <text:p text:style-name="P4"/>
            </table:table-cell>
          </table:table-row>
        </table:table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1">Codificación de estaciones: </text:p>
            </table:table-cell>
          </table:table-row>
          <table:table-row table:style-name="Table3.2">
            <table:table-cell table:style-name="Table3.A2" office:value-type="string">
              <text:p text:style-name="P5"><text:change-start text:change-id="ct79304816"/>Data<text:span text:style-name="T9">[i]</text:span>['estaciones']<text:change-end text:change-id="ct79304816"/></text:p>
            </table:table-cell>
          </table:table-row>
        </table:table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24"><text:span text:style-name="T18">Observaciones</text:span>: </text:p>
            </table:table-cell>
          </table:table-row>
          <table:table-row>
            <table:table-cell table:style-name="Table4.A2" office:value-type="string">
              <text:p text:style-name="P20"><office:annotation office:name="__Annotation__2387_1615771658"><dc:creator>Unknown Author</dc:creator><dc:date>2015-03-12T15:26:47</dc:date><text:list text:continue-numbering="true" text:style-name=""><text:list-item><text:p text:style-name="P35"><text:span text:style-name="T25">do text </text:span></text:p></text:list-item><text:list-item><text:p text:style-name="P35"><text:span text:style-name="T25">from <text:s/>xhtml(</text:span><text:span text:style-name="T26">Data</text:span><text:span text:style-name="T27">[i]</text:span><text:span text:style-name="T26">['observaciones']</text:span><text:span text:style-name="T25">)</text:span></text:p></text:list-item></text:list></office:annotation><text:span text:style-name="T7">O</text:span><text:span text:style-name="T6">bservaciones sobre matriz</text:span><office:annotation-end office:name="__Annotation__2387_1615771658"/></text:p>
            </table:table-cell>
          </table:table-row>
        </table:table>
        <text:p text:style-name="P33"><office:annotation office:name="__Annotation__536913_815386837"><dc:creator>Unknown Author</dc:creator><dc:date>2015-04-28T09:44:22</dc:date><text:list text:continue-numbering="true" text:style-name=""><text:list-item><text:p text:style-name="P35"><text:span text:style-name="T25">do text if (loop.i.nb &lt; (loop.i.length-1))</text:span></text:p></text:list-item><text:list-item><text:p text:style-name="P35"><text:span text:style-name="T25">from '&lt;text:p text:style-name="podPageBreak"&gt;&lt;/text:p&gt;'</text:span></text:p></text:list-item></text:list></office:annotation><text:span text:style-name="T15">Nueva Pagina</text:span></text:p>
        <text:p text:style-name="P33"><text:span text:style-name="T15"><text:s/></text:span><office:annotation-end office:name="__Annotation__536913_815386837"/></text:p>
      </text:section>
      <text:section text:style-name="Sect1" text:name="Section Equipos">
        <text:p text:style-name="P31">MATERIALES O EQUIPOS REQUERIDOS </text:p>
        <text:p text:style-name="P17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23">Cantidad</text:p>
            </table:table-cell>
            <table:table-cell table:style-name="Table5.B1" office:value-type="string">
              <text:p text:style-name="P23">Equipos o instrumentos de muestreo</text:p>
            </table:table-cell>
          </table:table-row>
          <table:table-row>
            <table:table-cell table:style-name="Table5.A2" office:value-type="string">
              <text:p text:style-name="P7"><text:change-start text:change-id="ct181566256"/>EQU[<text:span text:style-name="T23">j</text:span>]['cantidad']<text:change-end text:change-id="ct181566256"/><office:annotation office:name="__Annotation__8587_1615771658"><dc:creator>Unknown Author</dc:creator><dc:date>2015-03-12T16:13:42</dc:date><text:list text:continue-numbering="true" text:style-name=""><text:list-item><text:p text:style-name="P35"><text:span text:style-name="T25">do row for j in g_equip</text:span></text:p></text:list-item></text:list></office:annotation></text:p>
            </table:table-cell>
            <table:table-cell table:style-name="Table5.B2" office:value-type="string">
              <text:p text:style-name="P7"><text:change-start text:change-id="ct776093456"/>EQU[<text:span text:style-name="T23">j</text:span>]['equipo']<text:change-end text:change-id="ct776093456"/><office:annotation-end office:name="__Annotation__8587_1615771658"/></text:p>
            </table:table-cell>
          </table:table-row>
        </table:table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25">Observaciones: <text:s/></text:p>
            </table:table-cell>
          </table:table-row>
          <table:table-row>
            <table:table-cell table:style-name="Table7.A2" office:value-type="string">
              <text:p text:style-name="P8"/>
            </table:table-cell>
          </table:table-row>
        </table:table>
        <text:p text:style-name="P18"/>
      </text:section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ardana" svg:font-family="vardana"/>
    <style:font-face style:name="ARial" svg:font-family="ARial" style:font-family-generic="swiss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vg:font-family="'Liberation Serif'" style:font-pitch="variable"/>
    <style:font-face style:name="vardana1" svg:font-family="vardana" style:font-pitch="variable"/>
    <style:font-face style:name="Albertus Extra Bold" svg:font-family="'Albertus Extra Bold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default-outline-level="" style:class="chapter">
      <style:paragraph-properties fo:margin-top="0cm" fo:margin-bottom="0cm" loext:contextual-spacing="false" fo:line-height="200%" fo:text-align="center" style:justify-single-word="false"/>
      <style:text-properties style:font-name="Albertus Extra Bold" fo:font-family="'Albertus Extra Bold'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H" style:family="table">
      <style:table-properties style:width="17.009cm" fo:margin-left="0cm" table:align="left"/>
    </style:style>
    <style:style style:name="TableH.A" style:family="table-column">
      <style:table-column-properties style:column-width="1.7cm"/>
    </style:style>
    <style:style style:name="TableH.B" style:family="table-column">
      <style:table-column-properties style:column-width="12.204cm"/>
    </style:style>
    <style:style style:name="TableH.C" style:family="table-column">
      <style:table-column-properties style:column-width="3.104cm"/>
    </style:style>
    <style:style style:name="TableH.1" style:family="table-row">
      <style:table-row-properties style:min-row-height="1.399cm"/>
    </style:style>
    <style:style style:name="TableH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H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Standard">
      <style:paragraph-properties fo:margin-top="0.423cm" fo:margin-bottom="0.212cm" loext:contextual-spacing="false" fo:line-height="100%" fo:text-align="center" style:justify-single-word="false"/>
      <style:text-properties fo:text-transform="uppercase" fo:color="#002060" style:font-name="ARial" fo:font-size="8pt" fo:language="es" fo:country="ES" fo:font-weight="bold" officeooo:paragraph-rsid="00310e2e" style:font-size-asian="8pt" style:font-weight-asian="bold" style:font-size-complex="8pt"/>
    </style:style>
    <style:style style:name="MP3" style:family="paragraph" style:parent-style-name="Title">
      <style:paragraph-properties fo:line-height="100%" fo:text-align="center" style:justify-single-word="false"/>
      <style:text-properties style:font-name="ARial" officeooo:paragraph-rsid="00310e2e"/>
    </style:style>
    <style:style style:name="MP4" style:family="paragraph" style:parent-style-name="Standard">
      <style:paragraph-properties fo:margin-left="0.127cm" fo:margin-right="0cm" fo:margin-top="0cm" fo:margin-bottom="0cm" loext:contextual-spacing="false" fo:line-height="100%" fo:text-indent="0cm" style:auto-text-indent="false"/>
      <style:text-properties fo:text-transform="uppercase" fo:color="#002060" style:font-name="ARial" fo:font-size="8pt" fo:language="es" fo:country="ES" fo:font-weight="bold" style:font-size-asian="8pt" style:font-weight-asian="bold" style:font-size-complex="8pt"/>
    </style:style>
    <style:style style:name="MP5" style:family="paragraph" style:parent-style-name="Header">
      <style:paragraph-properties fo:text-align="start" style:justify-single-word="false"/>
    </style:style>
    <style:style style:name="MP6" style:family="paragraph" style:parent-style-name="Footer">
      <style:paragraph-properties fo:text-align="end" style:justify-single-word="false"/>
      <style:text-properties fo:color="#004586" style:font-name="Verdana" fo:font-size="6pt" fo:font-weight="bold" officeooo:rsid="00310e2e" officeooo:paragraph-rsid="00310e2e" fo:background-color="transparent" style:font-name-asian="Times New Roman1" style:font-size-asian="6pt" style:font-weight-asian="bold" style:font-name-complex="Times New Roman1" style:font-size-complex="6pt" style:font-weight-complex="bold"/>
    </style:style>
    <style:style style:name="MP7" style:family="paragraph" style:parent-style-name="Footer">
      <style:paragraph-properties fo:text-align="end" style:justify-single-word="false"/>
      <style:text-properties fo:color="#004586" style:font-name="ARial" fo:font-size="6pt" fo:font-weight="bold" officeooo:rsid="00310e2e" officeooo:paragraph-rsid="00310e2e" fo:background-color="transparent" style:font-name-asian="Times New Roman1" style:font-size-asian="6pt" style:font-weight-asian="bold" style:font-name-complex="Times New Roman1" style:font-size-complex="6pt" style:font-weight-complex="bold"/>
    </style:style>
    <style:style style:name="MP8" style:family="paragraph" style:parent-style-name="Footer">
      <style:text-properties fo:color="#000000" style:font-name="ARial" fo:font-size="8pt" fo:font-weight="bold" officeooo:paragraph-rsid="00310e2e" style:font-name-asian="Times New Roman1" style:font-size-asian="8pt" style:font-weight-asian="bold" style:font-name-complex="Times New Roman1" style:font-size-complex="9pt" style:font-weight-complex="bold"/>
    </style:style>
    <style:style style:name="MT1" style:family="text">
      <style:text-properties fo:color="#002060" fo:font-size="6pt" style:font-size-asian="6pt" style:font-size-complex="6pt"/>
    </style:style>
    <style:style style:name="MT2" style:family="text">
      <style:text-properties fo:color="#002060" fo:font-size="6pt" fo:font-weight="normal" style:font-size-asian="6pt" style:font-weight-asian="normal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H" table:style-name="TableH">
          <table:table-column table:style-name="TableH.A"/>
          <table:table-column table:style-name="TableH.B"/>
          <table:table-column table:style-name="TableH.C"/>
          <table:table-row table:style-name="TableH.1">
            <table:table-cell table:style-name="TableH.A1" office:value-type="string">
              <text:p text:style-name="MP1"><draw:frame draw:style-name="Mfr1" draw:name="Image2" text:anchor-type="paragraph" svg:x="0.011cm" svg:y="0cm" svg:width="1.439cm" svg:height="1.24cm" draw:z-index="1"><draw:image xlink:href="Pictures/10000201000000640000009743F3E799.png" xlink:type="simple" xlink:show="embed" xlink:actuate="onLoad"/></draw:frame></text:p>
            </table:table-cell>
            <table:table-cell table:style-name="TableH.A1" office:value-type="string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table:style-name="TableH.C1" office:value-type="string"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7">15/03/2014</text:p>
        <text:p text:style-name="MP8"/>
        <text:p text:style-name="MP8">Señale que fracción de metales requiere; total o disuelto.</text:p>
        <text:p text:style-name="MP8">Los materiales deben solicitarse como mínimo con 10 días hábiles de antelación a la fecha de entrega.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4" meta:word-count="113" meta:character-count="1003" meta:non-whitespace-character-count="915"/>
  </office:meta>
</office:document-meta>
</file>